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58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double-thin #000000" style:border-line-width-top="0.18mm 0.04mm 0.18mm"/>
    </style:style>
  </office:automatic-styles>
  <office:body>
    <office:spreadsheet>
      <table:calculation-settings table:automatic-find-labels="false"/>
      <table:table table:name="(1.3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table:number-columns-repeated="3" office:value-type="string" calcext:value-type="string">
            <text:p>MarkerSet:intersection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8392B20CF49E35718D0100000000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48362" calcext:value-type="float">
            <text:p>0,248362</text:p>
          </table:table-cell>
          <table:table-cell office:value-type="float" office:value="0.009587" calcext:value-type="float">
            <text:p>0,009587</text:p>
          </table:table-cell>
          <table:table-cell office:value-type="float" office:value="-0.323312" calcext:value-type="float">
            <text:p>-0,323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333" calcext:value-type="float">
            <text:p>0,008333</text:p>
          </table:table-cell>
          <table:table-cell office:value-type="float" office:value="0.248353" calcext:value-type="float">
            <text:p>0,248353</text:p>
          </table:table-cell>
          <table:table-cell office:value-type="float" office:value="0.009583" calcext:value-type="float">
            <text:p>0,009583</text:p>
          </table:table-cell>
          <table:table-cell office:value-type="float" office:value="-0.323311" calcext:value-type="float">
            <text:p>-0,323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667" calcext:value-type="float">
            <text:p>0,016667</text:p>
          </table:table-cell>
          <table:table-cell office:value-type="float" office:value="0.24836" calcext:value-type="float">
            <text:p>0,24836</text:p>
          </table:table-cell>
          <table:table-cell office:value-type="float" office:value="0.009593" calcext:value-type="float">
            <text:p>0,009593</text:p>
          </table:table-cell>
          <table:table-cell office:value-type="float" office:value="-0.32332" calcext:value-type="float">
            <text:p>-0,32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" calcext:value-type="float">
            <text:p>0,025</text:p>
          </table:table-cell>
          <table:table-cell office:value-type="float" office:value="0.248345" calcext:value-type="float">
            <text:p>0,248345</text:p>
          </table:table-cell>
          <table:table-cell office:value-type="float" office:value="0.009594" calcext:value-type="float">
            <text:p>0,009594</text:p>
          </table:table-cell>
          <table:table-cell office:value-type="float" office:value="-0.323311" calcext:value-type="float">
            <text:p>-0,3233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3333" calcext:value-type="float">
            <text:p>0,033333</text:p>
          </table:table-cell>
          <table:table-cell office:value-type="float" office:value="0.248347" calcext:value-type="float">
            <text:p>0,248347</text:p>
          </table:table-cell>
          <table:table-cell office:value-type="float" office:value="0.009598" calcext:value-type="float">
            <text:p>0,009598</text:p>
          </table:table-cell>
          <table:table-cell office:value-type="float" office:value="-0.323316" calcext:value-type="float">
            <text:p>-0,323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667" calcext:value-type="float">
            <text:p>0,041667</text:p>
          </table:table-cell>
          <table:table-cell office:value-type="float" office:value="0.248364" calcext:value-type="float">
            <text:p>0,248364</text:p>
          </table:table-cell>
          <table:table-cell office:value-type="float" office:value="0.009584" calcext:value-type="float">
            <text:p>0,009584</text:p>
          </table:table-cell>
          <table:table-cell office:value-type="float" office:value="-0.323311" calcext:value-type="float">
            <text:p>-0,3233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248341" calcext:value-type="float">
            <text:p>0,248341</text:p>
          </table:table-cell>
          <table:table-cell office:value-type="float" office:value="0.009584" calcext:value-type="float">
            <text:p>0,009584</text:p>
          </table:table-cell>
          <table:table-cell office:value-type="float" office:value="-0.323301" calcext:value-type="float">
            <text:p>-0,3233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8333" calcext:value-type="float">
            <text:p>0,058333</text:p>
          </table:table-cell>
          <table:table-cell office:value-type="float" office:value="0.248383" calcext:value-type="float">
            <text:p>0,248383</text:p>
          </table:table-cell>
          <table:table-cell office:value-type="float" office:value="0.009581" calcext:value-type="float">
            <text:p>0,009581</text:p>
          </table:table-cell>
          <table:table-cell office:value-type="float" office:value="-0.323309" calcext:value-type="float">
            <text:p>-0,3233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6667" calcext:value-type="float">
            <text:p>0,066667</text:p>
          </table:table-cell>
          <table:table-cell office:value-type="float" office:value="0.248368" calcext:value-type="float">
            <text:p>0,248368</text:p>
          </table:table-cell>
          <table:table-cell office:value-type="float" office:value="0.009579" calcext:value-type="float">
            <text:p>0,009579</text:p>
          </table:table-cell>
          <table:table-cell office:value-type="float" office:value="-0.323312" calcext:value-type="float">
            <text:p>-0,3233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5" calcext:value-type="float">
            <text:p>0,075</text:p>
          </table:table-cell>
          <table:table-cell office:value-type="float" office:value="0.248356" calcext:value-type="float">
            <text:p>0,248356</text:p>
          </table:table-cell>
          <table:table-cell office:value-type="float" office:value="0.009583" calcext:value-type="float">
            <text:p>0,009583</text:p>
          </table:table-cell>
          <table:table-cell office:value-type="float" office:value="-0.323308" calcext:value-type="float">
            <text:p>-0,3233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333" calcext:value-type="float">
            <text:p>0,083333</text:p>
          </table:table-cell>
          <table:table-cell office:value-type="float" office:value="0.248351" calcext:value-type="float">
            <text:p>0,248351</text:p>
          </table:table-cell>
          <table:table-cell office:value-type="float" office:value="0.009584" calcext:value-type="float">
            <text:p>0,009584</text:p>
          </table:table-cell>
          <table:table-cell office:value-type="float" office:value="-0.323303" calcext:value-type="float">
            <text:p>-0,3233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1667" calcext:value-type="float">
            <text:p>0,091667</text:p>
          </table:table-cell>
          <table:table-cell office:value-type="float" office:value="0.248354" calcext:value-type="float">
            <text:p>0,248354</text:p>
          </table:table-cell>
          <table:table-cell office:value-type="float" office:value="0.009581" calcext:value-type="float">
            <text:p>0,009581</text:p>
          </table:table-cell>
          <table:table-cell office:value-type="float" office:value="-0.323319" calcext:value-type="float">
            <text:p>-0,3233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0.248335" calcext:value-type="float">
            <text:p>0,248335</text:p>
          </table:table-cell>
          <table:table-cell office:value-type="float" office:value="0.009581" calcext:value-type="float">
            <text:p>0,009581</text:p>
          </table:table-cell>
          <table:table-cell office:value-type="float" office:value="-0.323303" calcext:value-type="float">
            <text:p>-0,3233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8333" calcext:value-type="float">
            <text:p>0,108333</text:p>
          </table:table-cell>
          <table:table-cell office:value-type="float" office:value="0.248355" calcext:value-type="float">
            <text:p>0,248355</text:p>
          </table:table-cell>
          <table:table-cell office:value-type="float" office:value="0.009584" calcext:value-type="float">
            <text:p>0,009584</text:p>
          </table:table-cell>
          <table:table-cell office:value-type="float" office:value="-0.323313" calcext:value-type="float">
            <text:p>-0,3233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6667" calcext:value-type="float">
            <text:p>0,116667</text:p>
          </table:table-cell>
          <table:table-cell office:value-type="float" office:value="0.24835" calcext:value-type="float">
            <text:p>0,24835</text:p>
          </table:table-cell>
          <table:table-cell office:value-type="float" office:value="0.009595" calcext:value-type="float">
            <text:p>0,009595</text:p>
          </table:table-cell>
          <table:table-cell office:value-type="float" office:value="-0.323311" calcext:value-type="float">
            <text:p>-0,3233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,125</text:p>
          </table:table-cell>
          <table:table-cell office:value-type="float" office:value="0.248344" calcext:value-type="float">
            <text:p>0,248344</text:p>
          </table:table-cell>
          <table:table-cell office:value-type="float" office:value="0.009584" calcext:value-type="float">
            <text:p>0,009584</text:p>
          </table:table-cell>
          <table:table-cell office:value-type="float" office:value="-0.323312" calcext:value-type="float">
            <text:p>-0,3233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3333" calcext:value-type="float">
            <text:p>0,133333</text:p>
          </table:table-cell>
          <table:table-cell office:value-type="float" office:value="0.248357" calcext:value-type="float">
            <text:p>0,248357</text:p>
          </table:table-cell>
          <table:table-cell office:value-type="float" office:value="0.009591" calcext:value-type="float">
            <text:p>0,009591</text:p>
          </table:table-cell>
          <table:table-cell office:value-type="float" office:value="-0.323311" calcext:value-type="float">
            <text:p>-0,3233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1667" calcext:value-type="float">
            <text:p>0,141667</text:p>
          </table:table-cell>
          <table:table-cell office:value-type="float" office:value="0.248354" calcext:value-type="float">
            <text:p>0,248354</text:p>
          </table:table-cell>
          <table:table-cell office:value-type="float" office:value="0.009597" calcext:value-type="float">
            <text:p>0,009597</text:p>
          </table:table-cell>
          <table:table-cell office:value-type="float" office:value="-0.323317" calcext:value-type="float">
            <text:p>-0,3233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,15</text:p>
          </table:table-cell>
          <table:table-cell office:value-type="float" office:value="0.248362" calcext:value-type="float">
            <text:p>0,248362</text:p>
          </table:table-cell>
          <table:table-cell office:value-type="float" office:value="0.009588" calcext:value-type="float">
            <text:p>0,009588</text:p>
          </table:table-cell>
          <table:table-cell office:value-type="float" office:value="-0.323309" calcext:value-type="float">
            <text:p>-0,3233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8333" calcext:value-type="float">
            <text:p>0,158333</text:p>
          </table:table-cell>
          <table:table-cell office:value-type="float" office:value="0.248346" calcext:value-type="float">
            <text:p>0,248346</text:p>
          </table:table-cell>
          <table:table-cell office:value-type="float" office:value="0.009584" calcext:value-type="float">
            <text:p>0,009584</text:p>
          </table:table-cell>
          <table:table-cell office:value-type="float" office:value="-0.323319" calcext:value-type="float">
            <text:p>-0,323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0.248341" calcext:value-type="float">
            <text:p>0,248341</text:p>
          </table:table-cell>
          <table:table-cell office:value-type="float" office:value="0.009582" calcext:value-type="float">
            <text:p>0,009582</text:p>
          </table:table-cell>
          <table:table-cell office:value-type="float" office:value="-0.323302" calcext:value-type="float">
            <text:p>-0,3233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75" calcext:value-type="float">
            <text:p>0,175</text:p>
          </table:table-cell>
          <table:table-cell office:value-type="float" office:value="0.248345" calcext:value-type="float">
            <text:p>0,248345</text:p>
          </table:table-cell>
          <table:table-cell office:value-type="float" office:value="0.009588" calcext:value-type="float">
            <text:p>0,009588</text:p>
          </table:table-cell>
          <table:table-cell office:value-type="float" office:value="-0.323309" calcext:value-type="float">
            <text:p>-0,3233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3333" calcext:value-type="float">
            <text:p>0,183333</text:p>
          </table:table-cell>
          <table:table-cell office:value-type="float" office:value="0.248351" calcext:value-type="float">
            <text:p>0,248351</text:p>
          </table:table-cell>
          <table:table-cell office:value-type="float" office:value="0.009577" calcext:value-type="float">
            <text:p>0,009577</text:p>
          </table:table-cell>
          <table:table-cell office:value-type="float" office:value="-0.323308" calcext:value-type="float">
            <text:p>-0,3233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91667" calcext:value-type="float">
            <text:p>0,191667</text:p>
          </table:table-cell>
          <table:table-cell office:value-type="float" office:value="0.248355" calcext:value-type="float">
            <text:p>0,248355</text:p>
          </table:table-cell>
          <table:table-cell office:value-type="float" office:value="0.00958" calcext:value-type="float">
            <text:p>0,00958</text:p>
          </table:table-cell>
          <table:table-cell office:value-type="float" office:value="-0.323314" calcext:value-type="float">
            <text:p>-0,3233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0.248348" calcext:value-type="float">
            <text:p>0,248348</text:p>
          </table:table-cell>
          <table:table-cell office:value-type="float" office:value="0.009574" calcext:value-type="float">
            <text:p>0,009574</text:p>
          </table:table-cell>
          <table:table-cell office:value-type="float" office:value="-0.32332" calcext:value-type="float">
            <text:p>-0,323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8333" calcext:value-type="float">
            <text:p>0,208333</text:p>
          </table:table-cell>
          <table:table-cell office:value-type="float" office:value="0.248358" calcext:value-type="float">
            <text:p>0,248358</text:p>
          </table:table-cell>
          <table:table-cell office:value-type="float" office:value="0.009582" calcext:value-type="float">
            <text:p>0,009582</text:p>
          </table:table-cell>
          <table:table-cell office:value-type="float" office:value="-0.323323" calcext:value-type="float">
            <text:p>-0,3233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6667" calcext:value-type="float">
            <text:p>0,216667</text:p>
          </table:table-cell>
          <table:table-cell office:value-type="float" office:value="0.248333" calcext:value-type="float">
            <text:p>0,248333</text:p>
          </table:table-cell>
          <table:table-cell office:value-type="float" office:value="0.009587" calcext:value-type="float">
            <text:p>0,009587</text:p>
          </table:table-cell>
          <table:table-cell office:value-type="float" office:value="-0.323316" calcext:value-type="float">
            <text:p>-0,3233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5" calcext:value-type="float">
            <text:p>0,225</text:p>
          </table:table-cell>
          <table:table-cell office:value-type="float" office:value="0.248353" calcext:value-type="float">
            <text:p>0,248353</text:p>
          </table:table-cell>
          <table:table-cell office:value-type="float" office:value="0.009579" calcext:value-type="float">
            <text:p>0,009579</text:p>
          </table:table-cell>
          <table:table-cell office:value-type="float" office:value="-0.323317" calcext:value-type="float">
            <text:p>-0,3233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3333" calcext:value-type="float">
            <text:p>0,233333</text:p>
          </table:table-cell>
          <table:table-cell office:value-type="float" office:value="0.248353" calcext:value-type="float">
            <text:p>0,248353</text:p>
          </table:table-cell>
          <table:table-cell office:value-type="float" office:value="0.009577" calcext:value-type="float">
            <text:p>0,009577</text:p>
          </table:table-cell>
          <table:table-cell office:value-type="float" office:value="-0.323302" calcext:value-type="float">
            <text:p>-0,3233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1667" calcext:value-type="float">
            <text:p>0,241667</text:p>
          </table:table-cell>
          <table:table-cell office:value-type="float" office:value="0.248371" calcext:value-type="float">
            <text:p>0,248371</text:p>
          </table:table-cell>
          <table:table-cell office:value-type="float" office:value="0.009586" calcext:value-type="float">
            <text:p>0,009586</text:p>
          </table:table-cell>
          <table:table-cell office:value-type="float" office:value="-0.323319" calcext:value-type="float">
            <text:p>-0,3233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 office:value-type="float" office:value="0.248342" calcext:value-type="float">
            <text:p>0,248342</text:p>
          </table:table-cell>
          <table:table-cell office:value-type="float" office:value="0.009579" calcext:value-type="float">
            <text:p>0,009579</text:p>
          </table:table-cell>
          <table:table-cell office:value-type="float" office:value="-0.323311" calcext:value-type="float">
            <text:p>-0,3233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58333" calcext:value-type="float">
            <text:p>0,258333</text:p>
          </table:table-cell>
          <table:table-cell office:value-type="float" office:value="0.248352" calcext:value-type="float">
            <text:p>0,248352</text:p>
          </table:table-cell>
          <table:table-cell office:value-type="float" office:value="0.009593" calcext:value-type="float">
            <text:p>0,009593</text:p>
          </table:table-cell>
          <table:table-cell office:value-type="float" office:value="-0.323322" calcext:value-type="float">
            <text:p>-0,3233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66667" calcext:value-type="float">
            <text:p>0,266667</text:p>
          </table:table-cell>
          <table:table-cell office:value-type="float" office:value="0.248356" calcext:value-type="float">
            <text:p>0,248356</text:p>
          </table:table-cell>
          <table:table-cell office:value-type="float" office:value="0.009572" calcext:value-type="float">
            <text:p>0,009572</text:p>
          </table:table-cell>
          <table:table-cell office:value-type="float" office:value="-0.323311" calcext:value-type="float">
            <text:p>-0,3233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5" calcext:value-type="float">
            <text:p>0,275</text:p>
          </table:table-cell>
          <table:table-cell office:value-type="float" office:value="0.248356" calcext:value-type="float">
            <text:p>0,248356</text:p>
          </table:table-cell>
          <table:table-cell office:value-type="float" office:value="0.00959" calcext:value-type="float">
            <text:p>0,00959</text:p>
          </table:table-cell>
          <table:table-cell office:value-type="float" office:value="-0.323311" calcext:value-type="float">
            <text:p>-0,3233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3333" calcext:value-type="float">
            <text:p>0,283333</text:p>
          </table:table-cell>
          <table:table-cell office:value-type="float" office:value="0.248348" calcext:value-type="float">
            <text:p>0,248348</text:p>
          </table:table-cell>
          <table:table-cell office:value-type="float" office:value="0.009567" calcext:value-type="float">
            <text:p>0,009567</text:p>
          </table:table-cell>
          <table:table-cell office:value-type="float" office:value="-0.323312" calcext:value-type="float">
            <text:p>-0,3233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248371" calcext:value-type="float">
            <text:p>0,248371</text:p>
          </table:table-cell>
          <table:table-cell office:value-type="float" office:value="0.009589" calcext:value-type="float">
            <text:p>0,009589</text:p>
          </table:table-cell>
          <table:table-cell office:value-type="float" office:value="-0.323323" calcext:value-type="float">
            <text:p>-0,3233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0.248343" calcext:value-type="float">
            <text:p>0,248343</text:p>
          </table:table-cell>
          <table:table-cell office:value-type="float" office:value="0.009582" calcext:value-type="float">
            <text:p>0,009582</text:p>
          </table:table-cell>
          <table:table-cell office:value-type="float" office:value="-0.323309" calcext:value-type="float">
            <text:p>-0,3233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08333" calcext:value-type="float">
            <text:p>0,308333</text:p>
          </table:table-cell>
          <table:table-cell office:value-type="float" office:value="0.248361" calcext:value-type="float">
            <text:p>0,248361</text:p>
          </table:table-cell>
          <table:table-cell office:value-type="float" office:value="0.009573" calcext:value-type="float">
            <text:p>0,009573</text:p>
          </table:table-cell>
          <table:table-cell office:value-type="float" office:value="-0.323314" calcext:value-type="float">
            <text:p>-0,3233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16667" calcext:value-type="float">
            <text:p>0,316667</text:p>
          </table:table-cell>
          <table:table-cell office:value-type="float" office:value="0.24836" calcext:value-type="float">
            <text:p>0,24836</text:p>
          </table:table-cell>
          <table:table-cell office:value-type="float" office:value="0.009568" calcext:value-type="float">
            <text:p>0,009568</text:p>
          </table:table-cell>
          <table:table-cell office:value-type="float" office:value="-0.323302" calcext:value-type="float">
            <text:p>-0,3233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25" calcext:value-type="float">
            <text:p>0,325</text:p>
          </table:table-cell>
          <table:table-cell office:value-type="float" office:value="0.24837" calcext:value-type="float">
            <text:p>0,24837</text:p>
          </table:table-cell>
          <table:table-cell office:value-type="float" office:value="0.009567" calcext:value-type="float">
            <text:p>0,009567</text:p>
          </table:table-cell>
          <table:table-cell office:value-type="float" office:value="-0.323319" calcext:value-type="float">
            <text:p>-0,3233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248372" calcext:value-type="float">
            <text:p>0,248372</text:p>
          </table:table-cell>
          <table:table-cell office:value-type="float" office:value="0.009571" calcext:value-type="float">
            <text:p>0,009571</text:p>
          </table:table-cell>
          <table:table-cell office:value-type="float" office:value="-0.32331" calcext:value-type="float">
            <text:p>-0,323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41667" calcext:value-type="float">
            <text:p>0,341667</text:p>
          </table:table-cell>
          <table:table-cell office:value-type="float" office:value="0.248356" calcext:value-type="float">
            <text:p>0,248356</text:p>
          </table:table-cell>
          <table:table-cell office:value-type="float" office:value="0.0096" calcext:value-type="float">
            <text:p>0,0096</text:p>
          </table:table-cell>
          <table:table-cell office:value-type="float" office:value="-0.323317" calcext:value-type="float">
            <text:p>-0,3233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5" calcext:value-type="float">
            <text:p>0,35</text:p>
          </table:table-cell>
          <table:table-cell office:value-type="float" office:value="0.248358" calcext:value-type="float">
            <text:p>0,248358</text:p>
          </table:table-cell>
          <table:table-cell office:value-type="float" office:value="0.009596" calcext:value-type="float">
            <text:p>0,009596</text:p>
          </table:table-cell>
          <table:table-cell office:value-type="float" office:value="-0.32332" calcext:value-type="float">
            <text:p>-0,323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58333" calcext:value-type="float">
            <text:p>0,358333</text:p>
          </table:table-cell>
          <table:table-cell office:value-type="float" office:value="0.24836" calcext:value-type="float">
            <text:p>0,24836</text:p>
          </table:table-cell>
          <table:table-cell office:value-type="float" office:value="0.009582" calcext:value-type="float">
            <text:p>0,009582</text:p>
          </table:table-cell>
          <table:table-cell office:value-type="float" office:value="-0.323326" calcext:value-type="float">
            <text:p>-0,3233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66667" calcext:value-type="float">
            <text:p>0,366667</text:p>
          </table:table-cell>
          <table:table-cell office:value-type="float" office:value="0.248359" calcext:value-type="float">
            <text:p>0,248359</text:p>
          </table:table-cell>
          <table:table-cell office:value-type="float" office:value="0.009582" calcext:value-type="float">
            <text:p>0,009582</text:p>
          </table:table-cell>
          <table:table-cell office:value-type="float" office:value="-0.323313" calcext:value-type="float">
            <text:p>-0,3233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,375</text:p>
          </table:table-cell>
          <table:table-cell office:value-type="float" office:value="0.248375" calcext:value-type="float">
            <text:p>0,248375</text:p>
          </table:table-cell>
          <table:table-cell office:value-type="float" office:value="0.009593" calcext:value-type="float">
            <text:p>0,009593</text:p>
          </table:table-cell>
          <table:table-cell office:value-type="float" office:value="-0.323323" calcext:value-type="float">
            <text:p>-0,3233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83333" calcext:value-type="float">
            <text:p>0,383333</text:p>
          </table:table-cell>
          <table:table-cell office:value-type="float" office:value="0.248371" calcext:value-type="float">
            <text:p>0,248371</text:p>
          </table:table-cell>
          <table:table-cell office:value-type="float" office:value="0.009592" calcext:value-type="float">
            <text:p>0,009592</text:p>
          </table:table-cell>
          <table:table-cell office:value-type="float" office:value="-0.323318" calcext:value-type="float">
            <text:p>-0,3233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91667" calcext:value-type="float">
            <text:p>0,391667</text:p>
          </table:table-cell>
          <table:table-cell office:value-type="float" office:value="0.248371" calcext:value-type="float">
            <text:p>0,248371</text:p>
          </table:table-cell>
          <table:table-cell office:value-type="float" office:value="0.009574" calcext:value-type="float">
            <text:p>0,009574</text:p>
          </table:table-cell>
          <table:table-cell office:value-type="float" office:value="-0.323315" calcext:value-type="float">
            <text:p>-0,3233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0.24837" calcext:value-type="float">
            <text:p>0,24837</text:p>
          </table:table-cell>
          <table:table-cell office:value-type="float" office:value="0.009583" calcext:value-type="float">
            <text:p>0,009583</text:p>
          </table:table-cell>
          <table:table-cell office:value-type="float" office:value="-0.323309" calcext:value-type="float">
            <text:p>-0,3233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8333" calcext:value-type="float">
            <text:p>0,408333</text:p>
          </table:table-cell>
          <table:table-cell office:value-type="float" office:value="0.248372" calcext:value-type="float">
            <text:p>0,248372</text:p>
          </table:table-cell>
          <table:table-cell office:value-type="float" office:value="0.009576" calcext:value-type="float">
            <text:p>0,009576</text:p>
          </table:table-cell>
          <table:table-cell office:value-type="float" office:value="-0.323327" calcext:value-type="float">
            <text:p>-0,3233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248372" calcext:value-type="float">
            <text:p>0,248372</text:p>
          </table:table-cell>
          <table:table-cell office:value-type="float" office:value="0.009586" calcext:value-type="float">
            <text:p>0,009586</text:p>
          </table:table-cell>
          <table:table-cell office:value-type="float" office:value="-0.323316" calcext:value-type="float">
            <text:p>-0,3233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25" calcext:value-type="float">
            <text:p>0,425</text:p>
          </table:table-cell>
          <table:table-cell office:value-type="float" office:value="0.248357" calcext:value-type="float">
            <text:p>0,248357</text:p>
          </table:table-cell>
          <table:table-cell office:value-type="float" office:value="0.009579" calcext:value-type="float">
            <text:p>0,009579</text:p>
          </table:table-cell>
          <table:table-cell office:value-type="float" office:value="-0.323318" calcext:value-type="float">
            <text:p>-0,3233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33333" calcext:value-type="float">
            <text:p>0,433333</text:p>
          </table:table-cell>
          <table:table-cell office:value-type="float" office:value="0.248369" calcext:value-type="float">
            <text:p>0,248369</text:p>
          </table:table-cell>
          <table:table-cell office:value-type="float" office:value="0.009583" calcext:value-type="float">
            <text:p>0,009583</text:p>
          </table:table-cell>
          <table:table-cell office:value-type="float" office:value="-0.323323" calcext:value-type="float">
            <text:p>-0,3233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41667" calcext:value-type="float">
            <text:p>0,441667</text:p>
          </table:table-cell>
          <table:table-cell office:value-type="float" office:value="0.248369" calcext:value-type="float">
            <text:p>0,248369</text:p>
          </table:table-cell>
          <table:table-cell office:value-type="float" office:value="0.009579" calcext:value-type="float">
            <text:p>0,009579</text:p>
          </table:table-cell>
          <table:table-cell office:value-type="float" office:value="-0.323333" calcext:value-type="float">
            <text:p>-0,32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5" calcext:value-type="float">
            <text:p>0,45</text:p>
          </table:table-cell>
          <table:table-cell office:value-type="float" office:value="0.248374" calcext:value-type="float">
            <text:p>0,248374</text:p>
          </table:table-cell>
          <table:table-cell office:value-type="float" office:value="0.009576" calcext:value-type="float">
            <text:p>0,009576</text:p>
          </table:table-cell>
          <table:table-cell office:value-type="float" office:value="-0.323303" calcext:value-type="float">
            <text:p>-0,3233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0.248353" calcext:value-type="float">
            <text:p>0,248353</text:p>
          </table:table-cell>
          <table:table-cell office:value-type="float" office:value="0.009579" calcext:value-type="float">
            <text:p>0,009579</text:p>
          </table:table-cell>
          <table:table-cell office:value-type="float" office:value="-0.323324" calcext:value-type="float">
            <text:p>-0,3233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0.248359" calcext:value-type="float">
            <text:p>0,248359</text:p>
          </table:table-cell>
          <table:table-cell office:value-type="float" office:value="0.009585" calcext:value-type="float">
            <text:p>0,009585</text:p>
          </table:table-cell>
          <table:table-cell office:value-type="float" office:value="-0.323312" calcext:value-type="float">
            <text:p>-0,3233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75" calcext:value-type="float">
            <text:p>0,475</text:p>
          </table:table-cell>
          <table:table-cell office:value-type="float" office:value="0.24836" calcext:value-type="float">
            <text:p>0,24836</text:p>
          </table:table-cell>
          <table:table-cell office:value-type="float" office:value="0.009589" calcext:value-type="float">
            <text:p>0,009589</text:p>
          </table:table-cell>
          <table:table-cell office:value-type="float" office:value="-0.323317" calcext:value-type="float">
            <text:p>-0,3233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83333" calcext:value-type="float">
            <text:p>0,483333</text:p>
          </table:table-cell>
          <table:table-cell office:value-type="float" office:value="0.248364" calcext:value-type="float">
            <text:p>0,248364</text:p>
          </table:table-cell>
          <table:table-cell office:value-type="float" office:value="0.009597" calcext:value-type="float">
            <text:p>0,009597</text:p>
          </table:table-cell>
          <table:table-cell office:value-type="float" office:value="-0.32332" calcext:value-type="float">
            <text:p>-0,323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1667" calcext:value-type="float">
            <text:p>0,491667</text:p>
          </table:table-cell>
          <table:table-cell office:value-type="float" office:value="0.248354" calcext:value-type="float">
            <text:p>0,248354</text:p>
          </table:table-cell>
          <table:table-cell office:value-type="float" office:value="0.009566" calcext:value-type="float">
            <text:p>0,009566</text:p>
          </table:table-cell>
          <table:table-cell office:value-type="float" office:value="-0.323304" calcext:value-type="float">
            <text:p>-0,3233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0.248373" calcext:value-type="float">
            <text:p>0,248373</text:p>
          </table:table-cell>
          <table:table-cell office:value-type="float" office:value="0.009581" calcext:value-type="float">
            <text:p>0,009581</text:p>
          </table:table-cell>
          <table:table-cell office:value-type="float" office:value="-0.323319" calcext:value-type="float">
            <text:p>-0,3233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08333" calcext:value-type="float">
            <text:p>0,508333</text:p>
          </table:table-cell>
          <table:table-cell office:value-type="float" office:value="0.248354" calcext:value-type="float">
            <text:p>0,248354</text:p>
          </table:table-cell>
          <table:table-cell office:value-type="float" office:value="0.009583" calcext:value-type="float">
            <text:p>0,009583</text:p>
          </table:table-cell>
          <table:table-cell office:value-type="float" office:value="-0.323315" calcext:value-type="float">
            <text:p>-0,3233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16667" calcext:value-type="float">
            <text:p>0,516667</text:p>
          </table:table-cell>
          <table:table-cell office:value-type="float" office:value="0.248376" calcext:value-type="float">
            <text:p>0,248376</text:p>
          </table:table-cell>
          <table:table-cell office:value-type="float" office:value="0.009586" calcext:value-type="float">
            <text:p>0,009586</text:p>
          </table:table-cell>
          <table:table-cell office:value-type="float" office:value="-0.323313" calcext:value-type="float">
            <text:p>-0,3233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25" calcext:value-type="float">
            <text:p>0,525</text:p>
          </table:table-cell>
          <table:table-cell office:value-type="float" office:value="0.248361" calcext:value-type="float">
            <text:p>0,248361</text:p>
          </table:table-cell>
          <table:table-cell office:value-type="float" office:value="0.009589" calcext:value-type="float">
            <text:p>0,009589</text:p>
          </table:table-cell>
          <table:table-cell office:value-type="float" office:value="-0.323307" calcext:value-type="float">
            <text:p>-0,3233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248361" calcext:value-type="float">
            <text:p>0,248361</text:p>
          </table:table-cell>
          <table:table-cell office:value-type="float" office:value="0.009575" calcext:value-type="float">
            <text:p>0,009575</text:p>
          </table:table-cell>
          <table:table-cell office:value-type="float" office:value="-0.323317" calcext:value-type="float">
            <text:p>-0,3233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248365" calcext:value-type="float">
            <text:p>0,248365</text:p>
          </table:table-cell>
          <table:table-cell office:value-type="float" office:value="0.009581" calcext:value-type="float">
            <text:p>0,009581</text:p>
          </table:table-cell>
          <table:table-cell office:value-type="float" office:value="-0.323328" calcext:value-type="float">
            <text:p>-0,3233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5" calcext:value-type="float">
            <text:p>0,55</text:p>
          </table:table-cell>
          <table:table-cell office:value-type="float" office:value="0.24836" calcext:value-type="float">
            <text:p>0,24836</text:p>
          </table:table-cell>
          <table:table-cell office:value-type="float" office:value="0.009576" calcext:value-type="float">
            <text:p>0,009576</text:p>
          </table:table-cell>
          <table:table-cell office:value-type="float" office:value="-0.32332" calcext:value-type="float">
            <text:p>-0,323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58333" calcext:value-type="float">
            <text:p>0,558333</text:p>
          </table:table-cell>
          <table:table-cell office:value-type="float" office:value="0.248352" calcext:value-type="float">
            <text:p>0,248352</text:p>
          </table:table-cell>
          <table:table-cell office:value-type="float" office:value="0.009582" calcext:value-type="float">
            <text:p>0,009582</text:p>
          </table:table-cell>
          <table:table-cell office:value-type="float" office:value="-0.323293" calcext:value-type="float">
            <text:p>-0,32329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66667" calcext:value-type="float">
            <text:p>0,566667</text:p>
          </table:table-cell>
          <table:table-cell office:value-type="float" office:value="0.24836" calcext:value-type="float">
            <text:p>0,24836</text:p>
          </table:table-cell>
          <table:table-cell office:value-type="float" office:value="0.009588" calcext:value-type="float">
            <text:p>0,009588</text:p>
          </table:table-cell>
          <table:table-cell office:value-type="float" office:value="-0.32331" calcext:value-type="float">
            <text:p>-0,323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75" calcext:value-type="float">
            <text:p>0,575</text:p>
          </table:table-cell>
          <table:table-cell office:value-type="float" office:value="0.248367" calcext:value-type="float">
            <text:p>0,248367</text:p>
          </table:table-cell>
          <table:table-cell office:value-type="float" office:value="0.009572" calcext:value-type="float">
            <text:p>0,009572</text:p>
          </table:table-cell>
          <table:table-cell office:value-type="float" office:value="-0.323301" calcext:value-type="float">
            <text:p>-0,3233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248364" calcext:value-type="float">
            <text:p>0,248364</text:p>
          </table:table-cell>
          <table:table-cell office:value-type="float" office:value="0.009565" calcext:value-type="float">
            <text:p>0,009565</text:p>
          </table:table-cell>
          <table:table-cell office:value-type="float" office:value="-0.323302" calcext:value-type="float">
            <text:p>-0,3233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91667" calcext:value-type="float">
            <text:p>0,591667</text:p>
          </table:table-cell>
          <table:table-cell office:value-type="float" office:value="0.248371" calcext:value-type="float">
            <text:p>0,248371</text:p>
          </table:table-cell>
          <table:table-cell office:value-type="float" office:value="0.009584" calcext:value-type="float">
            <text:p>0,009584</text:p>
          </table:table-cell>
          <table:table-cell office:value-type="float" office:value="-0.323312" calcext:value-type="float">
            <text:p>-0,3233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,6</text:p>
          </table:table-cell>
          <table:table-cell office:value-type="float" office:value="0.248358" calcext:value-type="float">
            <text:p>0,248358</text:p>
          </table:table-cell>
          <table:table-cell office:value-type="float" office:value="0.009604" calcext:value-type="float">
            <text:p>0,009604</text:p>
          </table:table-cell>
          <table:table-cell office:value-type="float" office:value="-0.323318" calcext:value-type="float">
            <text:p>-0,3233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08333" calcext:value-type="float">
            <text:p>0,608333</text:p>
          </table:table-cell>
          <table:table-cell office:value-type="float" office:value="0.248355" calcext:value-type="float">
            <text:p>0,248355</text:p>
          </table:table-cell>
          <table:table-cell office:value-type="float" office:value="0.009589" calcext:value-type="float">
            <text:p>0,009589</text:p>
          </table:table-cell>
          <table:table-cell office:value-type="float" office:value="-0.323314" calcext:value-type="float">
            <text:p>-0,3233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16667" calcext:value-type="float">
            <text:p>0,616667</text:p>
          </table:table-cell>
          <table:table-cell office:value-type="float" office:value="0.248376" calcext:value-type="float">
            <text:p>0,248376</text:p>
          </table:table-cell>
          <table:table-cell office:value-type="float" office:value="0.00959" calcext:value-type="float">
            <text:p>0,00959</text:p>
          </table:table-cell>
          <table:table-cell office:value-type="float" office:value="-0.323301" calcext:value-type="float">
            <text:p>-0,3233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25" calcext:value-type="float">
            <text:p>0,625</text:p>
          </table:table-cell>
          <table:table-cell office:value-type="float" office:value="0.248337" calcext:value-type="float">
            <text:p>0,248337</text:p>
          </table:table-cell>
          <table:table-cell office:value-type="float" office:value="0.009593" calcext:value-type="float">
            <text:p>0,009593</text:p>
          </table:table-cell>
          <table:table-cell office:value-type="float" office:value="-0.323313" calcext:value-type="float">
            <text:p>-0,3233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33333" calcext:value-type="float">
            <text:p>0,633333</text:p>
          </table:table-cell>
          <table:table-cell office:value-type="float" office:value="0.248354" calcext:value-type="float">
            <text:p>0,248354</text:p>
          </table:table-cell>
          <table:table-cell office:value-type="float" office:value="0.009578" calcext:value-type="float">
            <text:p>0,009578</text:p>
          </table:table-cell>
          <table:table-cell office:value-type="float" office:value="-0.323301" calcext:value-type="float">
            <text:p>-0,3233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41667" calcext:value-type="float">
            <text:p>0,641667</text:p>
          </table:table-cell>
          <table:table-cell office:value-type="float" office:value="0.248344" calcext:value-type="float">
            <text:p>0,248344</text:p>
          </table:table-cell>
          <table:table-cell office:value-type="float" office:value="0.009574" calcext:value-type="float">
            <text:p>0,009574</text:p>
          </table:table-cell>
          <table:table-cell office:value-type="float" office:value="-0.323292" calcext:value-type="float">
            <text:p>-0,3232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5" calcext:value-type="float">
            <text:p>0,65</text:p>
          </table:table-cell>
          <table:table-cell office:value-type="float" office:value="0.248357" calcext:value-type="float">
            <text:p>0,248357</text:p>
          </table:table-cell>
          <table:table-cell office:value-type="float" office:value="0.009584" calcext:value-type="float">
            <text:p>0,009584</text:p>
          </table:table-cell>
          <table:table-cell office:value-type="float" office:value="-0.323314" calcext:value-type="float">
            <text:p>-0,3233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58333" calcext:value-type="float">
            <text:p>0,658333</text:p>
          </table:table-cell>
          <table:table-cell office:value-type="float" office:value="0.248358" calcext:value-type="float">
            <text:p>0,248358</text:p>
          </table:table-cell>
          <table:table-cell office:value-type="float" office:value="0.009584" calcext:value-type="float">
            <text:p>0,009584</text:p>
          </table:table-cell>
          <table:table-cell office:value-type="float" office:value="-0.323311" calcext:value-type="float">
            <text:p>-0,3233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248365" calcext:value-type="float">
            <text:p>0,248365</text:p>
          </table:table-cell>
          <table:table-cell office:value-type="float" office:value="0.009585" calcext:value-type="float">
            <text:p>0,009585</text:p>
          </table:table-cell>
          <table:table-cell office:value-type="float" office:value="-0.323318" calcext:value-type="float">
            <text:p>-0,3233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75" calcext:value-type="float">
            <text:p>0,675</text:p>
          </table:table-cell>
          <table:table-cell office:value-type="float" office:value="0.248355" calcext:value-type="float">
            <text:p>0,248355</text:p>
          </table:table-cell>
          <table:table-cell office:value-type="float" office:value="0.009583" calcext:value-type="float">
            <text:p>0,009583</text:p>
          </table:table-cell>
          <table:table-cell office:value-type="float" office:value="-0.323309" calcext:value-type="float">
            <text:p>-0,3233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83333" calcext:value-type="float">
            <text:p>0,683333</text:p>
          </table:table-cell>
          <table:table-cell office:value-type="float" office:value="0.248358" calcext:value-type="float">
            <text:p>0,248358</text:p>
          </table:table-cell>
          <table:table-cell office:value-type="float" office:value="0.009587" calcext:value-type="float">
            <text:p>0,009587</text:p>
          </table:table-cell>
          <table:table-cell office:value-type="float" office:value="-0.323328" calcext:value-type="float">
            <text:p>-0,3233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91667" calcext:value-type="float">
            <text:p>0,691667</text:p>
          </table:table-cell>
          <table:table-cell office:value-type="float" office:value="0.248362" calcext:value-type="float">
            <text:p>0,248362</text:p>
          </table:table-cell>
          <table:table-cell office:value-type="float" office:value="0.009597" calcext:value-type="float">
            <text:p>0,009597</text:p>
          </table:table-cell>
          <table:table-cell office:value-type="float" office:value="-0.32332" calcext:value-type="float">
            <text:p>-0,323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,7</text:p>
          </table:table-cell>
          <table:table-cell office:value-type="float" office:value="0.248354" calcext:value-type="float">
            <text:p>0,248354</text:p>
          </table:table-cell>
          <table:table-cell office:value-type="float" office:value="0.009586" calcext:value-type="float">
            <text:p>0,009586</text:p>
          </table:table-cell>
          <table:table-cell office:value-type="float" office:value="-0.323302" calcext:value-type="float">
            <text:p>-0,3233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24835" calcext:value-type="float">
            <text:p>0,24835</text:p>
          </table:table-cell>
          <table:table-cell office:value-type="float" office:value="0.009577" calcext:value-type="float">
            <text:p>0,009577</text:p>
          </table:table-cell>
          <table:table-cell office:value-type="float" office:value="-0.323314" calcext:value-type="float">
            <text:p>-0,3233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16667" calcext:value-type="float">
            <text:p>0,716667</text:p>
          </table:table-cell>
          <table:table-cell office:value-type="float" office:value="0.248353" calcext:value-type="float">
            <text:p>0,248353</text:p>
          </table:table-cell>
          <table:table-cell office:value-type="float" office:value="0.009599" calcext:value-type="float">
            <text:p>0,009599</text:p>
          </table:table-cell>
          <table:table-cell office:value-type="float" office:value="-0.323326" calcext:value-type="float">
            <text:p>-0,3233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25" calcext:value-type="float">
            <text:p>0,725</text:p>
          </table:table-cell>
          <table:table-cell office:value-type="float" office:value="0.248351" calcext:value-type="float">
            <text:p>0,248351</text:p>
          </table:table-cell>
          <table:table-cell office:value-type="float" office:value="0.009595" calcext:value-type="float">
            <text:p>0,009595</text:p>
          </table:table-cell>
          <table:table-cell office:value-type="float" office:value="-0.323312" calcext:value-type="float">
            <text:p>-0,3233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0.248347" calcext:value-type="float">
            <text:p>0,248347</text:p>
          </table:table-cell>
          <table:table-cell office:value-type="float" office:value="0.009592" calcext:value-type="float">
            <text:p>0,009592</text:p>
          </table:table-cell>
          <table:table-cell office:value-type="float" office:value="-0.323327" calcext:value-type="float">
            <text:p>-0,3233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41667" calcext:value-type="float">
            <text:p>0,741667</text:p>
          </table:table-cell>
          <table:table-cell office:value-type="float" office:value="0.248364" calcext:value-type="float">
            <text:p>0,248364</text:p>
          </table:table-cell>
          <table:table-cell office:value-type="float" office:value="0.009579" calcext:value-type="float">
            <text:p>0,009579</text:p>
          </table:table-cell>
          <table:table-cell office:value-type="float" office:value="-0.32333" calcext:value-type="float">
            <text:p>-0,32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,75</text:p>
          </table:table-cell>
          <table:table-cell office:value-type="float" office:value="0.248371" calcext:value-type="float">
            <text:p>0,248371</text:p>
          </table:table-cell>
          <table:table-cell office:value-type="float" office:value="0.009596" calcext:value-type="float">
            <text:p>0,009596</text:p>
          </table:table-cell>
          <table:table-cell office:value-type="float" office:value="-0.323323" calcext:value-type="float">
            <text:p>-0,3233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58333" calcext:value-type="float">
            <text:p>0,758333</text:p>
          </table:table-cell>
          <table:table-cell office:value-type="float" office:value="0.24835" calcext:value-type="float">
            <text:p>0,24835</text:p>
          </table:table-cell>
          <table:table-cell office:value-type="float" office:value="0.009594" calcext:value-type="float">
            <text:p>0,009594</text:p>
          </table:table-cell>
          <table:table-cell office:value-type="float" office:value="-0.32331" calcext:value-type="float">
            <text:p>-0,323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66667" calcext:value-type="float">
            <text:p>0,766667</text:p>
          </table:table-cell>
          <table:table-cell office:value-type="float" office:value="0.248348" calcext:value-type="float">
            <text:p>0,248348</text:p>
          </table:table-cell>
          <table:table-cell office:value-type="float" office:value="0.009593" calcext:value-type="float">
            <text:p>0,009593</text:p>
          </table:table-cell>
          <table:table-cell office:value-type="float" office:value="-0.323322" calcext:value-type="float">
            <text:p>-0,3233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75" calcext:value-type="float">
            <text:p>0,775</text:p>
          </table:table-cell>
          <table:table-cell office:value-type="float" office:value="0.248351" calcext:value-type="float">
            <text:p>0,248351</text:p>
          </table:table-cell>
          <table:table-cell office:value-type="float" office:value="0.009573" calcext:value-type="float">
            <text:p>0,009573</text:p>
          </table:table-cell>
          <table:table-cell office:value-type="float" office:value="-0.323316" calcext:value-type="float">
            <text:p>-0,3233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83333" calcext:value-type="float">
            <text:p>0,783333</text:p>
          </table:table-cell>
          <table:table-cell office:value-type="float" office:value="0.248351" calcext:value-type="float">
            <text:p>0,248351</text:p>
          </table:table-cell>
          <table:table-cell office:value-type="float" office:value="0.009576" calcext:value-type="float">
            <text:p>0,009576</text:p>
          </table:table-cell>
          <table:table-cell office:value-type="float" office:value="-0.323312" calcext:value-type="float">
            <text:p>-0,3233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248372" calcext:value-type="float">
            <text:p>0,248372</text:p>
          </table:table-cell>
          <table:table-cell office:value-type="float" office:value="0.009584" calcext:value-type="float">
            <text:p>0,009584</text:p>
          </table:table-cell>
          <table:table-cell office:value-type="float" office:value="-0.323317" calcext:value-type="float">
            <text:p>-0,3233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" calcext:value-type="float">
            <text:p>0,8</text:p>
          </table:table-cell>
          <table:table-cell office:value-type="float" office:value="0.248369" calcext:value-type="float">
            <text:p>0,248369</text:p>
          </table:table-cell>
          <table:table-cell office:value-type="float" office:value="0.009584" calcext:value-type="float">
            <text:p>0,009584</text:p>
          </table:table-cell>
          <table:table-cell office:value-type="float" office:value="-0.323322" calcext:value-type="float">
            <text:p>-0,3233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08333" calcext:value-type="float">
            <text:p>0,808333</text:p>
          </table:table-cell>
          <table:table-cell office:value-type="float" office:value="0.248352" calcext:value-type="float">
            <text:p>0,248352</text:p>
          </table:table-cell>
          <table:table-cell office:value-type="float" office:value="0.009569" calcext:value-type="float">
            <text:p>0,009569</text:p>
          </table:table-cell>
          <table:table-cell office:value-type="float" office:value="-0.323305" calcext:value-type="float">
            <text:p>-0,3233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16667" calcext:value-type="float">
            <text:p>0,816667</text:p>
          </table:table-cell>
          <table:table-cell office:value-type="float" office:value="0.248352" calcext:value-type="float">
            <text:p>0,248352</text:p>
          </table:table-cell>
          <table:table-cell office:value-type="float" office:value="0.009591" calcext:value-type="float">
            <text:p>0,009591</text:p>
          </table:table-cell>
          <table:table-cell office:value-type="float" office:value="-0.323316" calcext:value-type="float">
            <text:p>-0,3233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25" calcext:value-type="float">
            <text:p>0,825</text:p>
          </table:table-cell>
          <table:table-cell office:value-type="float" office:value="0.248331" calcext:value-type="float">
            <text:p>0,248331</text:p>
          </table:table-cell>
          <table:table-cell office:value-type="float" office:value="0.00957" calcext:value-type="float">
            <text:p>0,00957</text:p>
          </table:table-cell>
          <table:table-cell office:value-type="float" office:value="-0.323306" calcext:value-type="float">
            <text:p>-0,3233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33333" calcext:value-type="float">
            <text:p>0,833333</text:p>
          </table:table-cell>
          <table:table-cell office:value-type="float" office:value="0.248348" calcext:value-type="float">
            <text:p>0,248348</text:p>
          </table:table-cell>
          <table:table-cell office:value-type="float" office:value="0.009586" calcext:value-type="float">
            <text:p>0,009586</text:p>
          </table:table-cell>
          <table:table-cell office:value-type="float" office:value="-0.323323" calcext:value-type="float">
            <text:p>-0,3233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41667" calcext:value-type="float">
            <text:p>0,841667</text:p>
          </table:table-cell>
          <table:table-cell office:value-type="float" office:value="0.24835" calcext:value-type="float">
            <text:p>0,24835</text:p>
          </table:table-cell>
          <table:table-cell office:value-type="float" office:value="0.009585" calcext:value-type="float">
            <text:p>0,009585</text:p>
          </table:table-cell>
          <table:table-cell office:value-type="float" office:value="-0.323315" calcext:value-type="float">
            <text:p>-0,3233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85" calcext:value-type="float">
            <text:p>0,85</text:p>
          </table:table-cell>
          <table:table-cell office:value-type="float" office:value="0.248346" calcext:value-type="float">
            <text:p>0,248346</text:p>
          </table:table-cell>
          <table:table-cell office:value-type="float" office:value="0.009582" calcext:value-type="float">
            <text:p>0,009582</text:p>
          </table:table-cell>
          <table:table-cell office:value-type="float" office:value="-0.323308" calcext:value-type="float">
            <text:p>-0,3233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858333" calcext:value-type="float">
            <text:p>0,858333</text:p>
          </table:table-cell>
          <table:table-cell office:value-type="float" office:value="0.248355" calcext:value-type="float">
            <text:p>0,248355</text:p>
          </table:table-cell>
          <table:table-cell office:value-type="float" office:value="0.00958" calcext:value-type="float">
            <text:p>0,00958</text:p>
          </table:table-cell>
          <table:table-cell office:value-type="float" office:value="-0.323314" calcext:value-type="float">
            <text:p>-0,3233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866667" calcext:value-type="float">
            <text:p>0,866667</text:p>
          </table:table-cell>
          <table:table-cell office:value-type="float" office:value="0.248358" calcext:value-type="float">
            <text:p>0,248358</text:p>
          </table:table-cell>
          <table:table-cell office:value-type="float" office:value="0.009597" calcext:value-type="float">
            <text:p>0,009597</text:p>
          </table:table-cell>
          <table:table-cell office:value-type="float" office:value="-0.323321" calcext:value-type="float">
            <text:p>-0,3233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75" calcext:value-type="float">
            <text:p>0,875</text:p>
          </table:table-cell>
          <table:table-cell office:value-type="float" office:value="0.248355" calcext:value-type="float">
            <text:p>0,248355</text:p>
          </table:table-cell>
          <table:table-cell office:value-type="float" office:value="0.009577" calcext:value-type="float">
            <text:p>0,009577</text:p>
          </table:table-cell>
          <table:table-cell office:value-type="float" office:value="-0.323316" calcext:value-type="float">
            <text:p>-0,3233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83333" calcext:value-type="float">
            <text:p>0,883333</text:p>
          </table:table-cell>
          <table:table-cell office:value-type="float" office:value="0.248361" calcext:value-type="float">
            <text:p>0,248361</text:p>
          </table:table-cell>
          <table:table-cell office:value-type="float" office:value="0.009573" calcext:value-type="float">
            <text:p>0,009573</text:p>
          </table:table-cell>
          <table:table-cell office:value-type="float" office:value="-0.323323" calcext:value-type="float">
            <text:p>-0,3233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891667" calcext:value-type="float">
            <text:p>0,891667</text:p>
          </table:table-cell>
          <table:table-cell office:value-type="float" office:value="0.248363" calcext:value-type="float">
            <text:p>0,248363</text:p>
          </table:table-cell>
          <table:table-cell office:value-type="float" office:value="0.009577" calcext:value-type="float">
            <text:p>0,009577</text:p>
          </table:table-cell>
          <table:table-cell office:value-type="float" office:value="-0.32331" calcext:value-type="float">
            <text:p>-0,323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" calcext:value-type="float">
            <text:p>0,9</text:p>
          </table:table-cell>
          <table:table-cell office:value-type="float" office:value="0.248359" calcext:value-type="float">
            <text:p>0,248359</text:p>
          </table:table-cell>
          <table:table-cell office:value-type="float" office:value="0.009579" calcext:value-type="float">
            <text:p>0,009579</text:p>
          </table:table-cell>
          <table:table-cell office:value-type="float" office:value="-0.323306" calcext:value-type="float">
            <text:p>-0,3233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08333" calcext:value-type="float">
            <text:p>0,908333</text:p>
          </table:table-cell>
          <table:table-cell office:value-type="float" office:value="0.248356" calcext:value-type="float">
            <text:p>0,248356</text:p>
          </table:table-cell>
          <table:table-cell office:value-type="float" office:value="0.009574" calcext:value-type="float">
            <text:p>0,009574</text:p>
          </table:table-cell>
          <table:table-cell office:value-type="float" office:value="-0.323304" calcext:value-type="float">
            <text:p>-0,3233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16667" calcext:value-type="float">
            <text:p>0,916667</text:p>
          </table:table-cell>
          <table:table-cell office:value-type="float" office:value="0.248347" calcext:value-type="float">
            <text:p>0,248347</text:p>
          </table:table-cell>
          <table:table-cell office:value-type="float" office:value="0.00958" calcext:value-type="float">
            <text:p>0,00958</text:p>
          </table:table-cell>
          <table:table-cell office:value-type="float" office:value="-0.323315" calcext:value-type="float">
            <text:p>-0,3233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25" calcext:value-type="float">
            <text:p>0,925</text:p>
          </table:table-cell>
          <table:table-cell office:value-type="float" office:value="0.248372" calcext:value-type="float">
            <text:p>0,248372</text:p>
          </table:table-cell>
          <table:table-cell office:value-type="float" office:value="0.009575" calcext:value-type="float">
            <text:p>0,009575</text:p>
          </table:table-cell>
          <table:table-cell office:value-type="float" office:value="-0.323318" calcext:value-type="float">
            <text:p>-0,3233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248367" calcext:value-type="float">
            <text:p>0,248367</text:p>
          </table:table-cell>
          <table:table-cell office:value-type="float" office:value="0.009583" calcext:value-type="float">
            <text:p>0,009583</text:p>
          </table:table-cell>
          <table:table-cell office:value-type="float" office:value="-0.323318" calcext:value-type="float">
            <text:p>-0,3233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41667" calcext:value-type="float">
            <text:p>0,941667</text:p>
          </table:table-cell>
          <table:table-cell office:value-type="float" office:value="0.248371" calcext:value-type="float">
            <text:p>0,248371</text:p>
          </table:table-cell>
          <table:table-cell office:value-type="float" office:value="0.009574" calcext:value-type="float">
            <text:p>0,009574</text:p>
          </table:table-cell>
          <table:table-cell office:value-type="float" office:value="-0.323304" calcext:value-type="float">
            <text:p>-0,3233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5" calcext:value-type="float">
            <text:p>0,95</text:p>
          </table:table-cell>
          <table:table-cell office:value-type="float" office:value="0.248345" calcext:value-type="float">
            <text:p>0,248345</text:p>
          </table:table-cell>
          <table:table-cell office:value-type="float" office:value="0.009579" calcext:value-type="float">
            <text:p>0,009579</text:p>
          </table:table-cell>
          <table:table-cell office:value-type="float" office:value="-0.323317" calcext:value-type="float">
            <text:p>-0,3233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58333" calcext:value-type="float">
            <text:p>0,958333</text:p>
          </table:table-cell>
          <table:table-cell office:value-type="float" office:value="0.248361" calcext:value-type="float">
            <text:p>0,248361</text:p>
          </table:table-cell>
          <table:table-cell office:value-type="float" office:value="0.009592" calcext:value-type="float">
            <text:p>0,009592</text:p>
          </table:table-cell>
          <table:table-cell office:value-type="float" office:value="-0.323312" calcext:value-type="float">
            <text:p>-0,3233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66667" calcext:value-type="float">
            <text:p>0,966667</text:p>
          </table:table-cell>
          <table:table-cell office:value-type="float" office:value="0.248362" calcext:value-type="float">
            <text:p>0,248362</text:p>
          </table:table-cell>
          <table:table-cell office:value-type="float" office:value="0.009579" calcext:value-type="float">
            <text:p>0,009579</text:p>
          </table:table-cell>
          <table:table-cell office:value-type="float" office:value="-0.323302" calcext:value-type="float">
            <text:p>-0,32330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5" calcext:value-type="float">
            <text:p>0,975</text:p>
          </table:table-cell>
          <table:table-cell office:value-type="float" office:value="0.248358" calcext:value-type="float">
            <text:p>0,248358</text:p>
          </table:table-cell>
          <table:table-cell office:value-type="float" office:value="0.009573" calcext:value-type="float">
            <text:p>0,009573</text:p>
          </table:table-cell>
          <table:table-cell office:value-type="float" office:value="-0.323309" calcext:value-type="float">
            <text:p>-0,3233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83333" calcext:value-type="float">
            <text:p>0,983333</text:p>
          </table:table-cell>
          <table:table-cell office:value-type="float" office:value="0.248365" calcext:value-type="float">
            <text:p>0,248365</text:p>
          </table:table-cell>
          <table:table-cell office:value-type="float" office:value="0.009584" calcext:value-type="float">
            <text:p>0,009584</text:p>
          </table:table-cell>
          <table:table-cell office:value-type="float" office:value="-0.323317" calcext:value-type="float">
            <text:p>-0,3233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91667" calcext:value-type="float">
            <text:p>0,991667</text:p>
          </table:table-cell>
          <table:table-cell office:value-type="float" office:value="0.248358" calcext:value-type="float">
            <text:p>0,248358</text:p>
          </table:table-cell>
          <table:table-cell office:value-type="float" office:value="0.009592" calcext:value-type="float">
            <text:p>0,009592</text:p>
          </table:table-cell>
          <table:table-cell office:value-type="float" office:value="-0.323309" calcext:value-type="float">
            <text:p>-0,3233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248366" calcext:value-type="float">
            <text:p>0,248366</text:p>
          </table:table-cell>
          <table:table-cell office:value-type="float" office:value="0.009566" calcext:value-type="float">
            <text:p>0,009566</text:p>
          </table:table-cell>
          <table:table-cell office:value-type="float" office:value="-0.323314" calcext:value-type="float">
            <text:p>-0,3233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008333" calcext:value-type="float">
            <text:p>1,008333</text:p>
          </table:table-cell>
          <table:table-cell office:value-type="float" office:value="0.248346" calcext:value-type="float">
            <text:p>0,248346</text:p>
          </table:table-cell>
          <table:table-cell office:value-type="float" office:value="0.009574" calcext:value-type="float">
            <text:p>0,009574</text:p>
          </table:table-cell>
          <table:table-cell office:value-type="float" office:value="-0.323313" calcext:value-type="float">
            <text:p>-0,3233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016667" calcext:value-type="float">
            <text:p>1,016667</text:p>
          </table:table-cell>
          <table:table-cell office:value-type="float" office:value="0.248365" calcext:value-type="float">
            <text:p>0,248365</text:p>
          </table:table-cell>
          <table:table-cell office:value-type="float" office:value="0.009575" calcext:value-type="float">
            <text:p>0,009575</text:p>
          </table:table-cell>
          <table:table-cell office:value-type="float" office:value="-0.323307" calcext:value-type="float">
            <text:p>-0,32330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025" calcext:value-type="float">
            <text:p>1,025</text:p>
          </table:table-cell>
          <table:table-cell office:value-type="float" office:value="0.248363" calcext:value-type="float">
            <text:p>0,248363</text:p>
          </table:table-cell>
          <table:table-cell office:value-type="float" office:value="0.00959" calcext:value-type="float">
            <text:p>0,00959</text:p>
          </table:table-cell>
          <table:table-cell office:value-type="float" office:value="-0.323301" calcext:value-type="float">
            <text:p>-0,3233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033333" calcext:value-type="float">
            <text:p>1,033333</text:p>
          </table:table-cell>
          <table:table-cell office:value-type="float" office:value="0.248376" calcext:value-type="float">
            <text:p>0,248376</text:p>
          </table:table-cell>
          <table:table-cell office:value-type="float" office:value="0.009586" calcext:value-type="float">
            <text:p>0,009586</text:p>
          </table:table-cell>
          <table:table-cell office:value-type="float" office:value="-0.323307" calcext:value-type="float">
            <text:p>-0,3233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041667" calcext:value-type="float">
            <text:p>1,041667</text:p>
          </table:table-cell>
          <table:table-cell office:value-type="float" office:value="0.248364" calcext:value-type="float">
            <text:p>0,248364</text:p>
          </table:table-cell>
          <table:table-cell office:value-type="float" office:value="0.009605" calcext:value-type="float">
            <text:p>0,009605</text:p>
          </table:table-cell>
          <table:table-cell office:value-type="float" office:value="-0.323323" calcext:value-type="float">
            <text:p>-0,3233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05" calcext:value-type="float">
            <text:p>1,05</text:p>
          </table:table-cell>
          <table:table-cell office:value-type="float" office:value="0.248382" calcext:value-type="float">
            <text:p>0,248382</text:p>
          </table:table-cell>
          <table:table-cell office:value-type="float" office:value="0.009593" calcext:value-type="float">
            <text:p>0,009593</text:p>
          </table:table-cell>
          <table:table-cell office:value-type="float" office:value="-0.323311" calcext:value-type="float">
            <text:p>-0,3233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058333" calcext:value-type="float">
            <text:p>1,058333</text:p>
          </table:table-cell>
          <table:table-cell office:value-type="float" office:value="0.248367" calcext:value-type="float">
            <text:p>0,248367</text:p>
          </table:table-cell>
          <table:table-cell office:value-type="float" office:value="0.009591" calcext:value-type="float">
            <text:p>0,009591</text:p>
          </table:table-cell>
          <table:table-cell office:value-type="float" office:value="-0.323306" calcext:value-type="float">
            <text:p>-0,3233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066667" calcext:value-type="float">
            <text:p>1,066667</text:p>
          </table:table-cell>
          <table:table-cell office:value-type="float" office:value="0.248367" calcext:value-type="float">
            <text:p>0,248367</text:p>
          </table:table-cell>
          <table:table-cell office:value-type="float" office:value="0.009594" calcext:value-type="float">
            <text:p>0,009594</text:p>
          </table:table-cell>
          <table:table-cell office:value-type="float" office:value="-0.323318" calcext:value-type="float">
            <text:p>-0,3233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075" calcext:value-type="float">
            <text:p>1,075</text:p>
          </table:table-cell>
          <table:table-cell office:value-type="float" office:value="0.24837" calcext:value-type="float">
            <text:p>0,24837</text:p>
          </table:table-cell>
          <table:table-cell office:value-type="float" office:value="0.009591" calcext:value-type="float">
            <text:p>0,009591</text:p>
          </table:table-cell>
          <table:table-cell office:value-type="float" office:value="-0.323307" calcext:value-type="float">
            <text:p>-0,323307</text:p>
          </table:table-cell>
        </table:table-row>
        <table:table-row table:style-name="ro1">
          <table:table-cell table:number-columns-repeated="2"/>
          <table:table-cell table:style-name="ce1" table:formula="of:=AVERAGE([.C5:.C134])" office:value-type="float" office:value="0.248358315384615" calcext:value-type="float">
            <text:p>0,2483583154</text:p>
          </table:table-cell>
          <table:table-cell table:style-name="ce1" table:formula="of:=AVERAGE([.D5:.D134])" office:value-type="float" office:value="0.00958345384615384" calcext:value-type="float">
            <text:p>0,0095834538</text:p>
          </table:table-cell>
          <table:table-cell table:style-name="ce1" table:formula="of:=AVERAGE([.E5:.E134])" office:value-type="float" office:value="-0.323313415384616" calcext:value-type="float">
            <text:p>-0,3233134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0:48:58.225014932</dc:date>
    <dc:creator>Dorian Goepp</dc:creator>
    <meta:editing-duration>PT1M5S</meta:editing-duration>
    <meta:editing-cycles>1</meta:editing-cycles>
    <meta:document-statistic meta:table-count="1" meta:cell-count="667" meta:object-count="0"/>
    <meta:generator>LibreOffice/5.1.4.2$Linux_X86_64 LibreOffice_project/10m0$Build-2</meta:generator>
  </office:meta>
</office:document-meta>
</file>